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fill-color="#ffffff" draw:textarea-vertical-align="middle" draw:auto-grow-height="false" fo:min-height="0.33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1cm" svg:height="1cm" svg:x="2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1cm" svg:x="4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cm" svg:height="1cm" svg:x="4cm" svg:y="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6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1cm" svg:x="6cm" svg:y="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cm" svg:height="1cm" svg:x="6cm" svg:y="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1cm" svg:x="8cm" svg:y="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1cm" svg:x="4cm" svg:y="8cm">
          <text:p text:style-name="P1">7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cm" svg:y1="4.5cm" svg:x2="4cm" svg:y2="4.5cm" draw:start-shape="id1" draw:start-glue-point="1" draw:end-shape="id2" draw:end-glue-point="3" svg:d="M3000 4500h1000" svg:viewBox="0 0 1001 1">
          <text:p/>
        </draw:connector>
        <draw:connector draw:style-name="gr2" draw:text-style-name="P3" draw:layer="layout" draw:type="line" svg:x1="5cm" svg:y1="4.5cm" svg:x2="6cm" svg:y2="4.5cm" draw:start-shape="id2" draw:start-glue-point="1" draw:end-shape="id3" draw:end-glue-point="3" svg:d="M5000 4500h1000" svg:viewBox="0 0 1001 1">
          <text:p/>
        </draw:connector>
        <draw:connector draw:style-name="gr2" draw:text-style-name="P3" draw:layer="layout" draw:type="line" svg:x1="6.5cm" svg:y1="5cm" svg:x2="6.5cm" svg:y2="6cm" draw:start-shape="id3" draw:start-glue-point="2" draw:end-shape="id4" draw:end-glue-point="0" svg:d="M6500 5000v1000" svg:viewBox="0 0 1 1001">
          <text:p/>
        </draw:connector>
        <draw:connector draw:style-name="gr2" draw:text-style-name="P3" draw:layer="layout" draw:type="line" svg:x1="7cm" svg:y1="6.5cm" svg:x2="8cm" svg:y2="6.5cm" draw:start-shape="id4" draw:start-glue-point="1" draw:end-shape="id5" draw:end-glue-point="3" svg:d="M7000 6500h1000" svg:viewBox="0 0 1001 1">
          <text:p/>
        </draw:connector>
        <draw:connector draw:style-name="gr2" draw:text-style-name="P3" draw:layer="layout" draw:type="line" svg:x1="6cm" svg:y1="6.5cm" svg:x2="5cm" svg:y2="6.5cm" draw:start-shape="id4" draw:start-glue-point="3" draw:end-shape="id6" draw:end-glue-point="1" svg:d="M6000 6500h-1000" svg:viewBox="0 0 1001 1">
          <text:p/>
        </draw:connector>
        <draw:connector draw:style-name="gr2" draw:text-style-name="P3" draw:layer="layout" draw:type="line" svg:x1="4.5cm" svg:y1="7cm" svg:x2="4.5cm" svg:y2="8cm" draw:start-shape="id6" draw:start-glue-point="2" draw:end-shape="id7" draw:end-glue-point="0" svg:d="M4500 7000v1000" svg:viewBox="0 0 1 1001">
          <text:p/>
        </draw:connector>
        <draw:custom-shape draw:style-name="gr3" draw:text-style-name="P2" draw:layer="layout" svg:width="0.5cm" svg:height="0.5cm" svg:x="6.784cm" svg:y="3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" draw:text-style-name="P2" draw:layer="layout" svg:width="0.5cm" svg:height="0.5cm" svg:x="4.8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2" draw:text-style-name="P3" draw:layer="layout" draw:type="line" svg:x1="6.5cm" svg:y1="4cm" svg:x2="6.5cm" svg:y2="3cm" draw:start-shape="id3" draw:start-glue-point="0" draw:end-shape="id8" draw:end-glue-point="2" svg:d="M6500 4000v-1000" svg:viewBox="0 0 1 1001">
          <text:p/>
        </draw:connector>
        <draw:custom-shape draw:style-name="gr1" draw:text-style-name="P2" xml:id="id11" draw:id="id11" draw:layer="layout" svg:width="1cm" svg:height="1cm" svg:x="18cm" svg:y="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1cm" svg:x="16cm" svg:y="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1cm" svg:x="14cm" svg:y="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1cm" svg:x="14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1cm" svg:x="16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1cm" svg:x="18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cm" svg:height="1cm" svg:x="18cm" svg:y="6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1cm" svg:x="16cm" svg:y="6cm">
          <text:p text:style-name="P1">8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cm" svg:y1="2.5cm" svg:x2="16cm" svg:y2="2.5cm" draw:start-shape="id9" draw:start-glue-point="1" draw:end-shape="id10" draw:end-glue-point="3" svg:d="M15000 2500h1000" svg:viewBox="0 0 1001 1">
          <text:p/>
        </draw:connector>
        <draw:connector draw:style-name="gr2" draw:text-style-name="P3" draw:layer="layout" draw:type="line" svg:x1="17cm" svg:y1="2.5cm" svg:x2="18cm" svg:y2="2.5cm" draw:start-shape="id10" draw:start-glue-point="1" draw:end-shape="id11" draw:end-glue-point="3" svg:d="M17000 2500h1000" svg:viewBox="0 0 1001 1">
          <text:p/>
        </draw:connector>
        <draw:connector draw:style-name="gr2" draw:text-style-name="P3" draw:layer="layout" draw:type="line" svg:x1="18.5cm" svg:y1="3cm" svg:x2="18.5cm" svg:y2="4cm" draw:start-shape="id11" draw:start-glue-point="2" draw:end-shape="id12" draw:end-glue-point="0" svg:d="M18500 3000v1000" svg:viewBox="0 0 1 1001">
          <text:p/>
        </draw:connector>
        <draw:connector draw:style-name="gr2" draw:text-style-name="P3" draw:layer="layout" draw:type="line" svg:x1="17cm" svg:y1="4.5cm" svg:x2="18cm" svg:y2="4.5cm" draw:start-shape="id13" draw:start-glue-point="1" draw:end-shape="id12" draw:end-glue-point="3" svg:d="M17000 4500h1000" svg:viewBox="0 0 1001 1">
          <text:p/>
        </draw:connector>
        <draw:connector draw:style-name="gr2" draw:text-style-name="P3" draw:layer="layout" draw:type="line" svg:x1="18.5cm" svg:y1="5cm" svg:x2="18.5cm" svg:y2="6cm" draw:start-shape="id12" draw:start-glue-point="2" draw:end-shape="id14" draw:end-glue-point="0" svg:d="M18500 5000v1000" svg:viewBox="0 0 1 1001">
          <text:p/>
        </draw:connector>
        <draw:connector draw:style-name="gr4" draw:text-style-name="P3" draw:layer="layout" draw:type="curve" svg:x1="6.5cm" svg:y1="2cm" svg:x2="16.5cm" svg:y2="2cm" draw:start-shape="id8" draw:start-glue-point="0" draw:end-shape="id10" draw:end-glue-point="0" svg:d="M6500 2000c0-751 10000-751 10000 0" svg:viewBox="0 0 10001 564">
          <text:p/>
        </draw:connector>
        <draw:connector draw:style-name="gr4" draw:text-style-name="P3" draw:layer="layout" draw:type="line" svg:x1="14.5cm" svg:y1="3cm" svg:x2="14.5cm" svg:y2="4cm" draw:start-shape="id9" draw:start-glue-point="2" draw:end-shape="id15" draw:end-glue-point="0" svg:d="M14500 3000v1000" svg:viewBox="0 0 1 1001">
          <text:p/>
        </draw:connector>
        <draw:connector draw:style-name="gr4" draw:text-style-name="P3" draw:layer="layout" draw:type="line" svg:x1="15cm" svg:y1="4.5cm" svg:x2="16cm" svg:y2="4.5cm" draw:start-shape="id15" draw:start-glue-point="1" draw:end-shape="id13" draw:end-glue-point="3" svg:d="M15000 4500h1000" svg:viewBox="0 0 1001 1">
          <text:p/>
        </draw:connector>
        <draw:connector draw:style-name="gr4" draw:text-style-name="P3" draw:layer="layout" draw:type="line" svg:x1="16.5cm" svg:y1="5cm" svg:x2="16.5cm" svg:y2="6cm" draw:start-shape="id13" draw:start-glue-point="2" draw:end-shape="id16" draw:end-glue-point="0" svg:d="M16500 5000v1000" svg:viewBox="0 0 1 1001">
          <text:p/>
        </draw:connector>
        <draw:custom-shape draw:style-name="gr3" draw:text-style-name="P2" draw:layer="layout" svg:width="0.5cm" svg:height="0.5cm" svg:x="16.8cm" svg:y="5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2" draw:layer="layout" svg:width="0.6cm" svg:height="0.6cm" svg:x="18.6cm" svg:y="6.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0.6cm" svg:height="0.58cm" svg:x="6.7cm" svg:y="2.7cm">
          <text:p/>
          <draw:enhanced-geometry svg:viewBox="0 0 640 861" draw:text-areas="257 295 414 566" draw:mirror-horizontal="true" draw:mirror-vertical="false" draw:type="non-primitive" draw:enhanced-path="M 640 233 L 221 293 506 12 367 0 29 406 431 347 145 645 99 520 0 861 326 765 209 711 640 233 640 233 Z N"/>
        </draw:custom-shape>
        <draw:custom-shape draw:style-name="gr6" draw:text-style-name="P2" draw:layer="layout" svg:width="0.6cm" svg:height="0.58cm" svg:x="16.7cm" svg:y="6.6cm">
          <text:p/>
          <draw:enhanced-geometry svg:viewBox="0 0 640 861" draw:text-areas="257 295 414 566" draw:mirror-horizontal="true" draw:mirror-vertical="false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02:59.603000000</meta:creation-date>
    <dc:date>2017-04-24T14:34:23.472000000</dc:date>
    <meta:editing-duration>PT8M33S</meta:editing-duration>
    <meta:editing-cycles>2</meta:editing-cycles>
    <meta:generator>LibreOffice/5.1.5.2$Windows_x86 LibreOffice_project/7a864d8825610a8c07cfc3bc01dd4fce6a9447e5</meta:generator>
    <meta:document-statistic meta:object-count="38"/>
  </office:meta>
</office:document-meta>
</file>